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erif" svg:font-family="serif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13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4pt" style:font-size-asian="14pt" style:font-size-complex="14pt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/>
      <style:text-properties fo:color="#0000ff" style:font-name="Times New Roman" fo:font-size="14pt" style:font-size-asian="14pt" style:font-size-complex="14pt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text-properties fo:color="#000000" style:font-name="Times New Roman" fo:font-size="14pt" style:font-size-asian="14pt" style:font-size-complex="14pt"/>
    </style:style>
    <style:style style:name="P5" style:family="paragraph" style:parent-style-name="Standard">
      <style:text-properties style:font-name="Times New Roman" fo:font-size="14pt" style:font-size-asian="14pt" style:font-size-complex="14pt"/>
    </style:style>
    <style:style style:name="P6" style:family="paragraph" style:parent-style-name="Standard">
      <style:text-properties style:font-name="Times New Roman" fo:font-size="14pt" officeooo:paragraph-rsid="00088278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officeooo:paragraph-rsid="00088278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rsid="000ce0a7" officeooo:paragraph-rsid="00088278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officeooo:rsid="000ce0a7" officeooo:paragraph-rsid="00088278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officeooo:rsid="000a1106" officeooo:paragraph-rsid="000a1106" style:font-size-asian="14pt" style:font-size-complex="14pt"/>
    </style:style>
    <style:style style:name="P11" style:family="paragraph" style:parent-style-name="Standard">
      <style:text-properties style:font-name="Times New Roman" fo:font-size="14pt" officeooo:rsid="00088278" officeooo:paragraph-rsid="00088278" style:font-size-asian="14pt" style:font-size-complex="14pt"/>
    </style:style>
    <style:style style:name="P12" style:family="paragraph" style:parent-style-name="Standard">
      <style:text-properties style:font-name="Times New Roman" fo:font-size="14pt" officeooo:paragraph-rsid="00095cd9" style:font-size-asian="14pt" style:font-size-complex="14pt"/>
    </style:style>
    <style:style style:name="P13" style:family="paragraph" style:parent-style-name="Основной_20_Текст">
      <style:paragraph-properties fo:text-align="center" style:justify-single-word="false"/>
      <style:text-properties style:font-name="Times New Roman" fo:font-size="14pt" officeooo:paragraph-rsid="00088278" style:font-size-asian="14pt" style:font-size-complex="14pt"/>
    </style:style>
    <style:style style:name="P14" style:family="paragraph" style:parent-style-name="Основной_20_Текст">
      <style:text-properties style:font-name="Times New Roman" fo:font-size="14pt" officeooo:paragraph-rsid="00088278" style:font-size-asian="14pt" style:font-size-complex="14pt"/>
    </style:style>
    <style:style style:name="P15" style:family="paragraph" style:parent-style-name="Основной_20_Текст">
      <style:paragraph-properties fo:text-align="center" style:justify-single-word="false"/>
      <style:text-properties style:font-name="Times New Roman" fo:font-size="14pt" fo:font-weight="bold" officeooo:paragraph-rsid="00088278" style:font-size-asian="14pt" style:font-weight-asian="bold" style:font-size-complex="14pt"/>
    </style:style>
    <style:style style:name="P16" style:family="paragraph" style:parent-style-name="Основной_20_Текст" style:master-page-name="Converted1">
      <style:paragraph-properties fo:text-align="center" style:justify-single-word="false" style:page-number="auto"/>
      <style:text-properties style:font-name="Times New Roman" fo:font-size="14pt" officeooo:rsid="000ce0a7" officeooo:paragraph-rsid="00088278" style:font-size-asian="14pt" style:font-size-complex="14pt"/>
    </style:style>
    <style:style style:name="P17" style:family="paragraph" style:parent-style-name="Table_20_Contents">
      <style:text-properties style:font-name="Times New Roman" fo:font-size="14pt" officeooo:rsid="00095cd9" officeooo:paragraph-rsid="00095cd9" style:font-size-asian="14pt" style:font-size-complex="14pt"/>
    </style:style>
    <style:style style:name="P18" style:family="paragraph">
      <loext:graphic-properties draw:fill="none"/>
    </style:style>
    <style:style style:name="T1" style:family="text">
      <style:text-properties officeooo:rsid="00088278"/>
    </style:style>
    <style:style style:name="T2" style:family="text">
      <style:text-properties officeooo:rsid="000a15ce"/>
    </style:style>
    <style:style style:name="T3" style:family="text">
      <style:text-properties fo:color="#0000ff"/>
    </style:style>
    <style:style style:name="T4" style:family="text">
      <style:text-properties fo:color="#0000ff" style:font-name="Courier" fo:font-size="10.5pt" style:font-size-asian="10.5pt"/>
    </style:style>
    <style:style style:name="T5" style:family="text">
      <style:text-properties fo:color="#0000ff" style:font-name="Courier" fo:font-size="10.5pt" officeooo:rsid="00095cd9" style:font-size-asian="10.5pt" style:font-size-complex="14pt"/>
    </style:style>
    <style:style style:name="T6" style:family="text">
      <style:text-properties fo:color="#0000ff" fo:font-size="10.5pt" style:font-size-asian="10.5pt"/>
    </style:style>
    <style:style style:name="T7" style:family="text">
      <style:text-properties fo:color="#0000ff" fo:font-size="10.5pt" officeooo:rsid="00095cd9" style:font-size-asian="10.5pt" style:font-size-complex="14pt"/>
    </style:style>
    <style:style style:name="T8" style:family="text">
      <style:text-properties fo:color="#0000ff" officeooo:rsid="00095cd9"/>
    </style:style>
    <style:style style:name="T9" style:family="text">
      <style:text-properties fo:color="#000000"/>
    </style:style>
    <style:style style:name="T10" style:family="text">
      <style:text-properties fo:color="#000000" style:font-name="Courier" fo:font-size="10.5pt" style:font-size-asian="10.5pt"/>
    </style:style>
    <style:style style:name="T11" style:family="text">
      <style:text-properties fo:color="#000000" style:font-name="Courier" fo:font-size="10.5pt" officeooo:rsid="000864c1" style:font-size-asian="10.5pt"/>
    </style:style>
    <style:style style:name="T12" style:family="text">
      <style:text-properties fo:color="#000000" fo:font-size="10.5pt" style:font-size-asian="10.5pt"/>
    </style:style>
    <style:style style:name="T13" style:family="text">
      <style:text-properties fo:color="#000000" fo:font-size="10.5pt" officeooo:rsid="000864c1" style:font-size-asian="10.5pt"/>
    </style:style>
    <style:style style:name="T14" style:family="text">
      <style:text-properties fo:color="#000000" officeooo:rsid="000864c1"/>
    </style:style>
    <style:style style:name="T15" style:family="text">
      <style:text-properties style:font-name="serif" fo:font-size="17.25pt"/>
    </style:style>
    <style:style style:name="T16" style:family="text">
      <style:text-properties fo:font-size="17.25pt"/>
    </style:style>
    <style:style style:name="T17" style:family="text">
      <style:text-properties officeooo:rsid="0008c1f1"/>
    </style:style>
    <style:style style:name="gr1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Некоммерческое акционерное общество</text:p>
      <text:p text:style-name="P13">«АЛМАТИНСКИЙ УНИВЕРСИТЕТ ЭНЕРГЕТИКИ И СВЯЗИ»</text:p>
      <text:p text:style-name="P13"/>
      <text:p text:style-name="P13">Кафедра автоматизации и управления</text:p>
      <text:p text:style-name="P13"/>
      <text:p text:style-name="P13"/>
      <text:p text:style-name="P15">ОТЧЕТ </text:p>
      <text:p text:style-name="P15">по лабораторной работе № <text:span text:style-name="T1">4</text:span></text:p>
      <text:p text:style-name="P15"/>
      <text:p text:style-name="P14">По дисциплине: «Программные Средства Систем Автоматизации»</text:p>
      <text:p text:style-name="P14"/>
      <text:p text:style-name="P14">На тему: Основы программирования в MATLAB</text:p>
      <text:p text:style-name="P14"/>
      <text:p text:style-name="P14">Специальность: «Автоматизация и Управление»</text:p>
      <text:p text:style-name="P14"/>
      <text:p text:style-name="P14">Выполнил: <text:span text:style-name="T17">Тналиев А.У.</text:span> Группа: АУ-18-5 Вариант: <text:span text:style-name="T17">23</text:span></text:p>
      <text:p text:style-name="P14"/>
      <text:p text:style-name="P14">Принял: ассистент магистр Ильясов А.З.</text:p>
      <text:p text:style-name="P14"/>
      <text:p text:style-name="P14"/>
      <text:p text:style-name="P14"/>
      <text:p text:style-name="P14"><draw:custom-shape text:anchor-type="char" draw:z-index="0" draw:style-name="gr1" draw:text-style-name="P18" svg:width="1.842cm" svg:height="0.003cm" svg:x="1.415cm" svg:y="0.487cm"><text:p/><draw:enhanced-geometry svg:viewBox="0 0 21600 21600" draw:type="mso-spt32" draw:enhanced-path="M 0 0 L 21600 21600 N"/></draw:custom-shape><draw:custom-shape text:anchor-type="char" draw:z-index="1" draw:style-name="gr1" draw:text-style-name="P18" svg:width="5.144cm" svg:height="0.003cm" svg:x="3.658cm" svg:y="0.487cm"><text:p/><draw:enhanced-geometry svg:viewBox="0 0 21600 21600" draw:type="mso-spt32" draw:enhanced-path="M 0 0 L 21600 21600 N"/></draw:custom-shape><draw:custom-shape text:anchor-type="char" draw:z-index="2" draw:style-name="gr1" draw:text-style-name="P18" svg:width="0.974cm" svg:height="0.003cm" svg:x="9.394cm" svg:y="0.487cm"><text:p/><draw:enhanced-geometry svg:viewBox="0 0 21600 21600" draw:type="mso-spt32" draw:enhanced-path="M 0 0 L 21600 21600 N"/></draw:custom-shape><draw:custom-shape text:anchor-type="char" draw:z-index="3" draw:style-name="gr1" draw:text-style-name="P18" svg:width="3.599cm" svg:height="0.003cm" svg:x="10.664cm" svg:y="0.487cm"><text:p/><draw:enhanced-geometry svg:viewBox="0 0 21600 21600" draw:type="mso-spt32" draw:enhanced-path="M 0 0 L 21600 21600 N"/></draw:custom-shape><text:s text:c="64"/>« <text:s text:c="7"/>» <text:s text:c="29"/>2019 г.</text:p>
      <text:p text:style-name="P14"><text:s text:c="3"/>(оценка) <text:s text:c="29"/>(подпись)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"><text:tab/></text:p>
      <text:p text:style-name="P7">Алматы 2019</text:p>
      <text:p text:style-name="P9"><text:soft-page-break/>Цель работы: изучить типы программных файлов в MATLAB и освоить работу с ними. </text:p>
      <text:p text:style-name="P8">Выполнение работы:</text:p>
      <text:p text:style-name="P10">Фйлы функции и файлы скрипты имеют одинаковые расширения, но для того, чтоб из файла функции сделать файл функцию нужно её обьявить. Далее предствалены некоторые примеры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Func1.m</text:p>
          </table:table-cell>
          <table:table-cell table:style-name="Table2.B1" office:value-type="string">
            <text:p text:style-name="P5"><text:bookmark text:name="__DdeLink__330_3757104719"/><text:span text:style-name="T3">function </text:span><text:span text:style-name="T9">[cel] = Func1(fahr)</text:span></text:p>
            <text:p text:style-name="P1">cel = (fahr-32)*5/9;</text:p>
            <text:p text:style-name="P2">end</text:p>
          </table:table-cell>
        </table:table-row>
        <table:table-row>
          <table:table-cell table:style-name="Table2.A2" office:value-type="string">
            <text:p text:style-name="P17">Func2.m</text:p>
          </table:table-cell>
          <table:table-cell table:style-name="Table2.B2" office:value-type="string">
            <text:p text:style-name="P5"><text:bookmark text:name="__DdeLink__315_3757104719"/><text:span text:style-name="T3">function </text:span><text:span text:style-name="T9">[value,surf] = </text:span><text:span text:style-name="T14">Func2</text:span><text:span text:style-name="T9">(len,br,dep)</text:span></text:p>
            <text:p text:style-name="P1">value = len*br*dep;</text:p>
            <text:p text:style-name="P1">surf = (len*br+br*dep+len*dep)*2;</text:p>
            <text:p text:style-name="P2">end</text:p>
          </table:table-cell>
        </table:table-row>
        <table:table-row>
          <table:table-cell table:style-name="Table2.A2" office:value-type="string">
            <text:p text:style-name="P17">Func3.m</text:p>
          </table:table-cell>
          <table:table-cell table:style-name="Table2.B2" office:value-type="string">
            <text:p text:style-name="P3"><text:span text:style-name="T3">function </text:span><text:span text:style-name="T9">[x1,x2] = Func3(a,b,c)</text:span></text:p>
            <text:p text:style-name="P1">D=b^2-4*a*c;</text:p>
            <text:p text:style-name="P1">x1=(b+sqrt(D))/(2*a);</text:p>
            <text:p text:style-name="P1">x2=(b-sqrt(D))/(2*a);</text:p>
            <text:p text:style-name="P2">end</text:p>
          </table:table-cell>
        </table:table-row>
        <table:table-row>
          <table:table-cell table:style-name="Table2.A2" office:value-type="string">
            <text:p text:style-name="P17">Func4.m</text:p>
          </table:table-cell>
          <table:table-cell table:style-name="Table2.B2" office:value-type="string">
            <text:p text:style-name="P12"><text:bookmark text:name="__DdeLink__233_3757104719"/><text:span text:style-name="T8">function </text:span><text:span text:style-name="T9">[surf,value] = </text:span><text:span text:style-name="T14">Func4</text:span><text:span text:style-name="T9">(r)</text:span></text:p>
            <text:p text:style-name="P1"><text:s text:c="4"/>value = 4/3*pi*r.^3;</text:p>
            <text:p text:style-name="P1"><text:s text:c="4"/>surf = 4*pi*r.^2;</text:p>
            <text:p text:style-name="P2">end</text:p>
          </table:table-cell>
        </table:table-row>
        <table:table-row>
          <table:table-cell table:style-name="Table2.A2" office:value-type="string">
            <text:p text:style-name="P17">Script1.m</text:p>
          </table:table-cell>
          <table:table-cell table:style-name="Table2.B2" office:value-type="string">
            <text:p text:style-name="P4"><text:bookmark text:name="__DdeLink__215_3757104719"/>A = round(rand(5)*10);</text:p>
            <text:p text:style-name="P1">B = round(rand(5)*10);</text:p>
            <text:p text:style-name="P1">A*(rand(5,1));</text:p>
            <text:p text:style-name="P1">C = B';</text:p>
            <text:p text:style-name="P1">det(A)</text:p>
          </table:table-cell>
        </table:table-row>
      </table:table>
      <text:p text:style-name="P11"/>
      <text:p text:style-name="P11"/>
      <text:p text:style-name="P11">Вывод: Я изучил типы программных файлов и научился ими пользоватьс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serif" svg:font-family="serif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Основной_20_Текст" style:display-name="Основной 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0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lipseSpark </meta:initial-creator>
    <meta:creation-date>2011-11-28T23:36:19</meta:creation-date>
    <meta:generator>LibreOffice/6.2.5.2$Linux_X86_64 LibreOffice_project/1ec314fa52f458adc18c4f025c545a4e8b22c159</meta:generator>
    <dc:date>2019-10-11T21:42:07.748652971</dc:date>
    <meta:editing-duration>PT1M11S</meta:editing-duration>
    <meta:editing-cycles>2</meta:editing-cycles>
    <meta:document-statistic meta:table-count="1" meta:image-count="0" meta:object-count="0" meta:page-count="2" meta:paragraph-count="44" meta:word-count="158" meta:character-count="1305" meta:non-whitespace-character-count="1047"/>
  </office:meta>
</office:document-meta>
</file>